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17D222760888E83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add58a" fo:min-height="9.134cm" draw:shadow="visibl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title">
      <style:graphic-properties fo:min-height="0.937cm"/>
      <style:paragraph-properties style:writing-mode="lr-tb"/>
    </style:style>
    <style:style style:name="pr5" style:family="presentation" style:parent-style-name="DNA-outline1">
      <style:graphic-properties fo:min-height="8.884cm"/>
      <style:paragraph-properties style:writing-mode="lr-tb"/>
    </style:style>
    <style:style style:name="pr6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add58a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Vector India (communication class)</text:p>
          </draw:text-box>
        </draw:frame>
        <draw:frame presentation:style-name="pr2" draw:text-style-name="P1" draw:layer="layout" svg:width="22.5cm" svg:height="9.134cm" svg:x="4.3cm" svg:y="3.666cm" presentation:class="subtitle" presentation:user-transformed="true">
          <draw:text-box>
            <text:p>TOPIC NAME :-</text:p>
            <text:p>BIODESIEL SEAWEED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0.937cm" svg:x="4.5cm" svg:y="1.431cm" presentation:class="title" presentation:user-transformed="true">
          <draw:text-box>
            <text:p>INTRODUCTION</text:p>
          </draw:text-box>
        </draw:frame>
        <draw:frame presentation:style-name="pr5" draw:layer="layout" svg:width="22.5cm" svg:height="11.134cm" svg:x="4.4cm" svg:y="3.266cm" presentation:class="outline" presentation:user-transformed="true">
          <draw:text-box>
            <text:list text:style-name="L2">
              <text:list-item>
                <text:p>Seaweed is a kind of algea is sustain in salty water</text:p>
              </text:list-item>
              <text:list-item>
                <text:p>This is absorb carbon from air and water to sustain</text:p>
              </text:list-item>
              <text:list-item>
                <text:p>Most of the people use this as a sea food </text:p>
              </text:list-item>
              <text:list-item>
                <text:p>Organic food and healty for body</text:p>
              </text:list-item>
              <text:list-item>
                <text:p><text:s/>This is the future fuel</text:p>
              </text:list-item>
              <text:list-item>
                <text:p>It is made up of hydrocarbon and store lots of engry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Need/problem in current senario<text:line-break/></text:p>
          </draw:text-box>
        </draw:frame>
        <draw:frame presentation:style-name="pr5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Is about carbon emmision,which increase global warming,changing climate and very much things...</text:p>
              </text:list-item>
              <text:list-item>
                <text:p>We have some alternative for that as a fuel, Electric vehicles,Natural gas,ethanol..etc</text:p>
              </text:list-item>
              <text:list-item>
                <text:p>Most efficient and economiucal fuel is deseil as comapre to other fuels</text:p>
              </text:list-item>
              <text:list-item>
                <text:p>petrol&lt;desiel&lt;kerosien&lt;...</text:p>
              </text:list-item>
              <text:list-item>
                <text:p>It is not optional,compulsary we need i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No Alternative<text:line-break/>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2">
              <text:list-item>
                <text:p>Hydrogen is too low energy density 8MJ/L Vs. Diesel</text:p>
              </text:list-item>
              <text:list-item>
                <text:p>Why people/companies generally talk about fuel density in kg?</text:p>
              </text:list-item>
              <text:list-item>
                <text:p>Hydrogen in kg 150MJ/KG</text:p>
              </text:list-item>
              <text:list-item>
                <text:p>1KG != 1LITER </text:p>
              </text:list-item>
              <text:list-item>
                <text:p>Physics never allow to use 100% of efficiency of fuel.</text:p>
              </text:list-item>
              <text:list-item>
                <text:p>Diesel have 25%+ efficiency </text:p>
              </text:list-item>
              <text:list-item>
                <text:p>Why do we dont use EV</text:p>
              </text:list-item>
              <text:list-item>
                <text:p>Atompsphere does not have exess new carbondioxide. </text:p>
              </text:list-item>
              <text:list-item>
                <text:p>So conclusion is in a long term we do not use carbon positive fuel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Biofuel 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2">
              <text:list-item>
                <text:p>Use in exact same system and infrastuture</text:p>
              </text:list-item>
              <text:list-item>
                <text:p>Makes carbon+ TO CARBON NEUTRAL </text:p>
              </text:list-item>
              <text:list-item>
                <text:p>Solar energy to chemical energy</text:p>
              </text:list-item>
              <text:list-item>
                <text:p>Crop land cant be used as its limited.</text:p>
              </text:list-item>
              <text:list-item>
                <text:p>Algae cant use as it needs fresh water</text:p>
              </text:list-item>
              <text:list-item>
                <text:p>Curent implementation is harmful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eaweed<text:line-break/>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2">
              <text:list-item>
                <text:p>We have 70% earth covered in salt water</text:p>
              </text:list-item>
              <text:list-item>
                <text:p>Sea weed is can grow in it directly</text:p>
              </text:list-item>
              <text:list-item>
                <text:p>Has much better yield than plants</text:p>
              </text:list-item>
              <text:list-item>
                <text:p>Already used in samlll scale for products</text:p>
              </text:list-item>
              <text:list-item>
                <text:p>Large scope for automa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5" draw:layer="layout" svg:width="22.5cm" svg:height="9.134cm" svg:x="4.5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2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2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2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2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2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2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2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svg:stroke-color="#808080" draw:fill="none" draw:textarea-vertical-align="middle" draw:fit-to-size="false" style:shrink-to-fit="true" draw:shadow-color="#000000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17D222760888E83C.png" xlink:type="simple" xlink:show="embed" xlink:actuate="onLoad" draw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10T09:59:35.393702752</meta:creation-date>
    <meta:editing-duration>PT1H48M28S</meta:editing-duration>
    <meta:editing-cycles>10</meta:editing-cycles>
    <meta:generator>LibreOffice/7.3.7.2$Linux_X86_64 LibreOffice_project/30$Build-2</meta:generator>
    <dc:title>DNA</dc:title>
    <dc:date>2024-08-05T18:16:46.499538495</dc:date>
    <meta:document-statistic meta:object-count="50"/>
  </office:meta>
</office:document-meta>
</file>